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ff00" draw:marker-start-width="0.279cm" draw:marker-end-width="0.279cm" draw:fill="none" draw:textarea-horizontal-align="justify" draw:textarea-vertical-align="middle" draw:auto-grow-height="false" fo:min-height="1.164cm" fo:min-width="0.91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ff00" draw:marker-start-width="0.279cm" draw:marker-end-width="0.279cm" draw:fill="none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ff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ff00" draw:marker-start-width="0.279cm" draw:marker-end-width="0.279cm" draw:fill="solid" draw:fill-color="#00ff00" draw:textarea-horizontal-align="justify" draw:textarea-vertical-align="middle" draw:auto-grow-height="false" fo:min-height="1.098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ff00" draw:marker-start-width="0.279cm" draw:marker-end-width="0.279cm" draw:fill="solid" draw:fill-color="#00f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2cm" svg:height="2cm" svg:x="10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1.4cm" svg:x="11cm" svg:y="16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0.3cm" svg:height="0.2cm" svg:x="11cm" svg:y="17.6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0.3cm" svg:height="1.4cm" svg:x="10.7cm" svg:y="16.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0.3cm" svg:height="0.2cm" svg:x="10.7cm" svg:y="17.6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9T10:40:25.061000000</dc:date>
    <meta:editing-duration>PT20S</meta:editing-duration>
    <meta:editing-cycles>2</meta:editing-cycles>
    <meta:generator>LibreOffice/5.0.4.2$Windows_X86_64 LibreOffice_project/2b9802c1994aa0b7dc6079e128979269cf95bc78</meta:generator>
    <meta:document-statistic meta:object-count="5"/>
  </office:meta>
</office:document-meta>
</file>